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8dd9" officeooo:paragraph-rsid="00138dd9"/>
    </style:style>
    <style:style style:name="P2" style:family="paragraph" style:parent-style-name="Standard">
      <style:text-properties officeooo:rsid="001547fb" officeooo:paragraph-rsid="001547fb"/>
    </style:style>
    <style:style style:name="P3" style:family="paragraph" style:parent-style-name="Standard">
      <style:text-properties officeooo:rsid="00169e89" officeooo:paragraph-rsid="00169e89"/>
    </style:style>
    <style:style style:name="P4" style:family="paragraph" style:parent-style-name="Standard">
      <style:text-properties officeooo:rsid="0017e2f1" officeooo:paragraph-rsid="0017e2f1"/>
    </style:style>
    <style:style style:name="P5" style:family="paragraph" style:parent-style-name="Standard">
      <style:text-properties officeooo:rsid="0018ceaa" officeooo:paragraph-rsid="0018ceaa"/>
    </style:style>
    <style:style style:name="P6" style:family="paragraph" style:parent-style-name="Standard">
      <style:text-properties officeooo:rsid="001abe72" officeooo:paragraph-rsid="001abe72"/>
    </style:style>
    <style:style style:name="T1" style:family="text">
      <style:text-properties officeooo:rsid="00169e89"/>
    </style:style>
    <style:style style:name="T2" style:family="text">
      <style:text-properties officeooo:rsid="001abe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created git bash and github.</text:p>
      <text:p text:style-name="P1">And also i practiced linux tutorial basics.</text:p>
      <text:p text:style-name="P1">I practised some commands they are:</text:p>
      <text:p text:style-name="P2"/>
      <text:p text:style-name="P2">-mkdir used to create directory</text:p>
      <text:p text:style-name="P2">-ls used <text:s/>display the list of files</text:p>
      <text:p text:style-name="P2">-cd <text:s/>change directory </text:p>
      <text:p text:style-name="P2">-touch create a <text:span text:style-name="T1">file.</text:span></text:p>
      <text:p text:style-name="P3">-Cat display the content in a file.</text:p>
      <text:p text:style-name="P4">-Vi <text:s/>used <text:s/>write <text:span text:style-name="T2">text in </text:span>a file.</text:p>
      <text:p text:style-name="P5">-Who used to know the users.</text:p>
      <text:p text:style-name="P5">-Date used display the date.</text:p>
      <text:p text:style-name="P5">-Cal used display the calender.</text:p>
      <text:p text:style-name="P6">-cd..used <text:s/>come out of the directo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3T12:08:57.523968313</meta:creation-date>
    <dc:date>2021-12-24T09:58:04.271318329</dc:date>
    <meta:editing-duration>PT5M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74" meta:character-count="408" meta:non-whitespace-character-count="341"/>
  </office:meta>
</office:document-meta>
</file>